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Preformatted_20_Text">
      <style:text-properties style:text-underline-style="none" fo:font-weight="bold" style:font-weight-asian="bold" style:font-weight-complex="bold"/>
    </style:style>
    <style:style style:name="P2" style:family="paragraph" style:parent-style-name="Preformatted_20_Text">
      <style:text-properties fo:font-weight="normal" style:font-weight-asian="normal" style:font-weight-complex="normal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style:text-underline-style="none" fo:font-weight="normal" style:font-weight-asian="normal" style:font-weight-complex="normal"/>
    </style:style>
    <style:style style:name="P5" style:family="paragraph" style:parent-style-name="Preformatted_20_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inode</text:p>
      <text:p text:style-name="P2">L'inode contient des informations administratives liées à un “fichier” (fichier régulier, dossier, block device...), comme sa taille, ses droits d'accès, les blocks qu'il occupe...</text:p>
      <text:p text:style-name="P2">Elle est représentée sur le disque par la structure ext3_inode.</text:p>
      <text:p text:style-name="P2"/>
      <text:p text:style-name="P3"/>
      <text:p text:style-name="P3">Explication des champs d'une inode:</text:p>
      <text:p text:style-name="P2"/>
      <text:p text:style-name="P2"><text:tab/>__u16<text:tab/>i_mode;<text:tab/></text:p>
      <text:p text:style-name="P4">'Mode' du fichier, indiquant son type (dossier, block device, fichier...), ses permissions, ses modes spéciaux(setuid, sticky bit)...</text:p>
      <text:p text:style-name="P2"/>
      <text:p text:style-name="P2"><text:tab/>__u16<text:tab/>i_uid;</text:p>
      <text:p text:style-name="P2">16 bits de poids faible de l'ID du propriétaire de l'inode</text:p>
      <text:p text:style-name="P2"/>
      <text:p text:style-name="P2"><text:tab/>__u32<text:tab/>i_size;<text:tab/><text:tab/></text:p>
      <text:p text:style-name="P5">Taille du fichier (le dernier bit n'est pas utilisé)</text:p>
      <text:p text:style-name="P5"/>
      <text:p text:style-name="P2"><text:tab/>__u32<text:tab/>i_atime;</text:p>
      <text:p text:style-name="P2"><text:tab/>__u32<text:tab/>i_ctime;</text:p>
      <text:p text:style-name="P2"><text:tab/>__u32<text:tab/>i_mtime;</text:p>
      <text:p text:style-name="P2"><text:tab/>__u32<text:tab/>i_dtime;</text:p>
      <text:p text:style-name="P2">“Timestamps” d'accès, de création, de modification et de suppression.</text:p>
      <text:p text:style-name="P2"><text:tab/>__u16<text:tab/>i_gid;</text:p>
      <text:p text:style-name="P2">16 bits de poids faible du GID de l'inode</text:p>
      <text:p text:style-name="P2"/>
      <text:p text:style-name="P2"><text:tab/>__u16<text:tab/>i_links_count;</text:p>
      <text:p text:style-name="P2">Nombre de “liens durs” (hard links) pointant vers cette inode</text:p>
      <text:p text:style-name="P2"/>
      <text:p text:style-name="P2"><text:tab/>__u32<text:tab/>i_blocks;</text:p>
      <text:p text:style-name="P2">Nombre de blocks occupés par le fichier</text:p>
      <text:p text:style-name="P2"/>
      <text:p text:style-name="P2"><text:tab/>__u32<text:tab/>i_flags;<text:tab/></text:p>
      <text:p text:style-name="P4">'Flags' du fichier, indiquant comment l'implémentation de ext3 doit gérer ce fichier (écriture en concaténation uniquement, suppression sécurisée...).</text:p>
      <text:p text:style-name="P2">0x00000001 Le fichier doit être effacé de façon sécurisée.</text:p>
      <text:p text:style-name="P2">0x00000002 Ce fichier peut être récupéré après effacement.</text:p>
      <text:p text:style-name="P2">0x00000004 Ce fichier est compressé.</text:p>
      <text:p text:style-name="P2">0x00000008 Ce fichier doit être mis à jour de façon synchrone.</text:p>
      <text:p text:style-name="P2">0x00000010 Ce fichier ne peut être modifié.</text:p>
      <text:p text:style-name="P2">0x00000020 L'écriture sur ce fichier se fait par ajout.</text:p>
      <text:p text:style-name="P2">0x00000040 Ce fichier ne doit pas être 'dumped' ou effacé.</text:p>
      <text:p text:style-name="P2">0x00000080 Le champ “dernier accès” (atime) de ce fichier ne doit pas étre mis à jour.</text:p>
      <text:p text:style-name="P2">0x00000100 Le fichier est “sale” (en cours d'utilisation?)</text:p>
      <text:p text:style-name="P2">0x00000200 Ce fichier est composé d'un ou plusieurs 'clusters'/blocks compressés.</text:p>
      <text:p text:style-name="P2">0x00000400 Ce fichier ne doit pas être compressé.</text:p>
      <text:p text:style-name="P2">0x00000800 Ce fichier a subi une erreur lors de la compression.</text:p>
      <text:p text:style-name="P2">0x00001000 Dossier indexé par hachage.</text:p>
      <text:p text:style-name="P2">0x00002000 Dossier AFS.</text:p>
      <text:p text:style-name="P2">0x00004000 Les données de ce fichier doivent être journalisées.</text:p>
      <text:p text:style-name="P2">0x80000000 Valeur réservée pour la bibliothèque ext3.</text:p>
      <text:p text:style-name="P2"/>
      <text:p text:style-name="P2"><text:tab/>union {</text:p>
      <text:p text:style-name="P2"><text:tab/><text:tab/>struct {</text:p>
      <text:p text:style-name="P2"><text:tab/><text:tab/><text:tab/>__u32 <text:s/>l_i_reserved1;</text:p>
      <text:p text:style-name="P2"><text:tab/><text:tab/><text:tab/>} linux1;</text:p>
      <text:p text:style-name="P2"><text:tab/><text:tab/>struct {</text:p>
      <text:p text:style-name="P2"><text:tab/><text:tab/><text:tab/>__u32 <text:s/>h_i_translator;</text:p>
      <text:p text:style-name="P2"><text:tab/><text:tab/><text:tab/>} hurd1;</text:p>
      <text:p text:style-name="P2"><text:tab/><text:tab/>struct {</text:p>
      <text:p text:style-name="P2"><text:tab/><text:tab/><text:tab/>__u32 <text:s/>m_i_reserved1;</text:p>
      <text:p text:style-name="P2"><text:tab/><text:tab/><text:tab/>} masix1;</text:p>
      <text:p text:style-name="P2"><text:tab/><text:tab/>} osd1;</text:p>
      <text:p text:style-name="P2">Champ dépendant de l'OS</text:p>
      <text:p text:style-name="P2"/>
      <text:p text:style-name="P2"><text:tab/>__u32<text:tab/>i_block[EXT3_N_BLOCKS];</text:p>
      <text:p text:style-name="P2">Pointeurs vers les blocks (numéro des blocks dans lesquels se trouvent le fichier, blocks directs, indirects, doublement indirects, triplement indirects)</text:p>
      <text:p text:style-name="P2"/>
      <text:p text:style-name="P2"><text:tab/>__u32<text:tab/>i_generation;</text:p>
      <text:p text:style-name="P2">Version du fichier, sert pour NFS</text:p>
      <text:p text:style-name="P2"/>
      <text:p text:style-name="P2"><text:tab/>__u32<text:tab/>i_file_acl;</text:p>
      <text:p text:style-name="P2"/>
      <text:p text:style-name="P2">Access Control List du fichier. Si le champ n'est pas à 0, il contient un pointeur (le numéro du block) vers le header de l'ACL associée au fichier.</text:p>
      <text:p text:style-name="P2"/>
      <text:p text:style-name="P2"><text:tab/>__u32<text:tab/>i_dir_acl;</text:p>
      <text:p text:style-name="P2">ACL du dossier. Si l'inode est réellement celle d'un dossier, le champ contient <text:s/>pointeur (le numéro du block) vers le header de l'ACL associée au dossier. Sinon, il contient les 32 bits de poids faible de la taille du fichier.</text:p>
      <text:p text:style-name="P2"/>
      <text:p text:style-name="P2"><text:tab/>__u32<text:tab/>i_faddr;<text:tab/></text:p>
      <text:p text:style-name="P2">Adresse du fragment.</text:p>
      <text:p text:style-name="P2"><text:tab/></text:p>
      <text:p text:style-name="P2"><text:tab/>union {</text:p>
      <text:p text:style-name="P2"><text:tab/><text:tab/>struct {</text:p>
      <text:p text:style-name="P2"><text:tab/><text:tab/><text:tab/>__u8<text:tab/>l_i_frag;</text:p>
      <text:p text:style-name="P2"><text:tab/><text:tab/><text:tab/>__u8<text:tab/>l_i_fsize;</text:p>
      <text:p text:style-name="P2"><text:tab/><text:tab/><text:tab/>__u16<text:tab/>i_pad1;</text:p>
      <text:p text:style-name="P2"><text:tab/><text:tab/><text:tab/>__u16<text:tab/>l_i_uid_high;</text:p>
      <text:p text:style-name="P2"><text:tab/><text:tab/><text:tab/>__u16<text:tab/>l_i_gid_high;</text:p>
      <text:p text:style-name="P2"><text:tab/><text:tab/><text:tab/>__u32<text:tab/>l_i_reserved2;</text:p>
      <text:p text:style-name="P2"><text:tab/><text:tab/><text:tab/>} linux2;</text:p>
      <text:p text:style-name="P2"><text:tab/><text:tab/>struct {</text:p>
      <text:p text:style-name="P2"><text:tab/><text:tab/><text:tab/>__u8<text:tab/>h_i_frag;<text:tab/>/* Fragment number */</text:p>
      <text:p text:style-name="P2"><text:tab/><text:tab/><text:tab/>__u8<text:tab/>h_i_fsize;<text:tab/>/* Fragment size */</text:p>
      <text:p text:style-name="P2"><text:tab/><text:tab/><text:tab/>__u16<text:tab/>h_i_mode_high;</text:p>
      <text:p text:style-name="P2"><text:tab/><text:tab/><text:tab/>__u16<text:tab/>h_i_uid_high;</text:p>
      <text:p text:style-name="P2"><text:tab/><text:tab/><text:tab/>__u16<text:tab/>h_i_gid_high;</text:p>
      <text:p text:style-name="P2"><text:tab/><text:tab/><text:tab/>__u32<text:tab/>h_i_author;</text:p>
      <text:p text:style-name="P2"><text:tab/><text:tab/><text:tab/>} hurd2;</text:p>
      <text:p text:style-name="P2"><text:tab/><text:tab/>struct {</text:p>
      <text:p text:style-name="P2"><text:tab/><text:tab/><text:tab/>__u8<text:tab/>m_i_frag;<text:tab/>/* Fragment number */</text:p>
      <text:p text:style-name="P2"><text:tab/><text:tab/><text:tab/>__u8<text:tab/>m_i_fsize;<text:tab/>/* Fragment size */</text:p>
      <text:p text:style-name="P2"><text:tab/><text:tab/><text:tab/>__u16<text:tab/>m_pad1;</text:p>
      <text:p text:style-name="P2"><text:tab/><text:tab/><text:tab/>__u32<text:tab/>m_i_reserved2[2];</text:p>
      <text:p text:style-name="P2"><text:tab/><text:tab/><text:tab/>} masix2;</text:p>
      <text:p text:style-name="P2"><text:tab/><text:tab/>} osd2;<text:tab/><text:tab/><text:tab/><text:tab/></text:p>
      <text:p text:style-name="P2">Ces champs dépendent de l'OS:</text:p>
      <text:p text:style-name="P2">Numéro de fragment</text:p>
      <text:p text:style-name="P2">Taille du fragment</text:p>
      <text:p text:style-name="P2">Réservé/bits de poids fort du mode du fichier/Reservé</text:p>
      <text:p text:style-name="P2">Bits de poids fort de l'UID/Bits de poids fort de l'UID/Réservé</text:p>
      <text:p text:style-name="P2">Bits de poids fort du GID/Bits de poids fort du GID/Réservé</text:p>
      <text:p text:style-name="P2">Réservé/Auteur/Réserv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11-22T18:51:00</meta:creation-date>
    <dc:date>2007-02-27T17:36:52</dc:date>
    <dc:language>en-US</dc:language>
    <meta:editing-cycles>228</meta:editing-cycles>
    <meta:editing-duration>PT8H16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3" meta:word-count="578" meta:character-count="3552"/>
  </office:meta>
</office:document-meta>
</file>